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he: viinikellarin hallintaohjelma</text:p>
      <text:p text:style-name="P1"/>
      <text:p text:style-name="Standard">Toteutetaan järjestelmä, jonka avulla pidetään kirjaa viinikellarin sisältämistä viineistä. Käyttäjän ei välttämättä tarvitse luoda omaa kellaria, vaan hän voi käyttää ohjelmaa pelkästään omien viiniarvioiden tallentamiseen tai muiden käyttäjien tekemien arvioiden tarkasteluun. Kirjautunut käyttäjä voi lisätä viinejä järjestelmään, kirjoittaa arvioita viineistä ja lisätä uusia hankintoja omaan henkilökohtaiseen kellariinsa. </text:p>
      <text:p text:style-name="Standard"/>
      <text:p text:style-name="Standard"><text:span text:style-name="T1">Käyttäjät</text:span>: viiniharrastajat</text:p>
      <text:p text:style-name="Standard"/>
      <text:p text:style-name="Standard">Kaikkien käyttäjien toiminnot:</text:p>
      <text:list xml:id="list19599139561" text:style-name="L1">
        <text:list-item>
          <text:p text:style-name="P2">mahdollisuus perustaa oma kellari</text:p>
          <text:list>
            <text:list-item>
              <text:p text:style-name="P2">edellytyksenä käyttäjätunnuksen luominen</text:p>
            </text:list-item>
          </text:list>
        </text:list-item>
        <text:list-item>
          <text:p text:style-name="P2">viiniarvioiden etsiminen</text:p>
          <text:list>
            <text:list-item>
              <text:p text:style-name="P2">hakusanana vuosikerta, tuottaja, maa, alue jne.</text:p>
            </text:list-item>
          </text:list>
        </text:list-item>
      </text:list>
      <text:p text:style-name="Standard">Kirjautuneen käyttäjän toiminnot:</text:p>
      <text:list xml:id="list1713026557" text:style-name="L2">
        <text:list-item>
          <text:p text:style-name="P3">viinin lisääminen järjestelmään</text:p>
          <text:list>
            <text:list-item>
              <text:p text:style-name="P3">viiniin liittyy yhdeksän attribuuttia: väri, tyyli, maa, alue, alkuperämerkintä, tuottaja, pullotteen nimi, vuosikerta, rypälelaji</text:p>
            </text:list-item>
            <text:list-item>
              <text:p text:style-name="P3">ohjelma pyytää käyttäjää syöttämään viinin tiedot yksitellen</text:p>
            </text:list-item>
          </text:list>
        </text:list-item>
        <text:list-item>
          <text:p text:style-name="P3">arvion lisääminen järjestelmään </text:p>
          <text:list>
            <text:list-item>
              <text:p text:style-name="P3">arvioon kuuluu päiväys, jona viiniä maistettiin, sanallinen kuvaus viinistä, sekä pistearvosan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ko Talvensaari</meta:initial-creator>
    <meta:creation-date>2013-01-14T16:47:34</meta:creation-date>
    <dc:date>2013-02-12T18:03:41</dc:date>
    <dc:creator>Mikko Talvensaari</dc:creator>
    <meta:editing-duration>PT11M39S</meta:editing-duration>
    <meta:editing-cycles>5</meta:editing-cycles>
    <meta:generator>LibreOffice/3.5$Linux_X86_64 LibreOffice_project/350m1$Build-2</meta:generator>
    <meta:document-statistic meta:table-count="0" meta:image-count="0" meta:object-count="0" meta:page-count="1" meta:paragraph-count="14" meta:word-count="120" meta:character-count="1054" meta:non-whitespace-character-count="1054"/>
  </office:meta>
</office:document-meta>
</file>